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enlo" svg:font-family="Menlo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4.116in" fo:margin-left="0.5417in" fo:margin-right="2.2674in" table:align="margins"/>
    </style:style>
    <style:style style:name="Table2.A" style:family="table-column">
      <style:table-column-properties style:column-width="2.0806in" style:rel-column-width="33126*"/>
    </style:style>
    <style:style style:name="Table2.B" style:family="table-column">
      <style:table-column-properties style:column-width="2.0354in" style:rel-column-width="32409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306in" style:rel-column-width="10699*"/>
    </style:style>
    <style:style style:name="Table1.B" style:family="table-column">
      <style:table-column-properties style:column-width="0.4944in" style:rel-column-width="4679*"/>
    </style:style>
    <style:style style:name="Table1.C" style:family="table-column">
      <style:table-column-properties style:column-width="2.1986in" style:rel-column-width="20806*"/>
    </style:style>
    <style:style style:name="Table1.D" style:family="table-column">
      <style:table-column-properties style:column-width="2.3847in" style:rel-column-width="22567*"/>
    </style:style>
    <style:style style:name="Table1.E" style:family="table-column">
      <style:table-column-properties style:column-width="0.7167in" style:rel-column-width="678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389in" style:rel-column-width="10777*"/>
    </style:style>
    <style:style style:name="Table3.B" style:family="table-column">
      <style:table-column-properties style:column-width="0.4771in" style:rel-column-width="4514*"/>
    </style:style>
    <style:style style:name="Table3.C" style:family="table-column">
      <style:table-column-properties style:column-width="2.2076in" style:rel-column-width="20892*"/>
    </style:style>
    <style:style style:name="Table3.D" style:family="table-column">
      <style:table-column-properties style:column-width="2.3757in" style:rel-column-width="22482*"/>
    </style:style>
    <style:style style:name="Table3.E" style:family="table-column">
      <style:table-column-properties style:column-width="0.7257in" style:rel-column-width="6870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1479in" style:rel-column-width="10863*"/>
    </style:style>
    <style:style style:name="Table4.B" style:family="table-column">
      <style:table-column-properties style:column-width="0.6889in" style:rel-column-width="6519*"/>
    </style:style>
    <style:style style:name="Table4.C" style:family="table-column">
      <style:table-column-properties style:column-width="2.0486in" style:rel-column-width="19387*"/>
    </style:style>
    <style:style style:name="Table4.D" style:family="table-column">
      <style:table-column-properties style:column-width="2.3049in" style:rel-column-width="21812*"/>
    </style:style>
    <style:style style:name="Table4.E" style:family="table-column">
      <style:table-column-properties style:column-width="0.7347in" style:rel-column-width="6954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E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1479in" style:rel-column-width="10863*"/>
    </style:style>
    <style:style style:name="Table5.B" style:family="table-column">
      <style:table-column-properties style:column-width="0.5208in" style:rel-column-width="4928*"/>
    </style:style>
    <style:style style:name="Table5.C" style:family="table-column">
      <style:table-column-properties style:column-width="2.2167in" style:rel-column-width="20977*"/>
    </style:style>
    <style:style style:name="Table5.D" style:family="table-column">
      <style:table-column-properties style:column-width="2.3049in" style:rel-column-width="21812*"/>
    </style:style>
    <style:style style:name="Table5.E" style:family="table-column">
      <style:table-column-properties style:column-width="0.7347in" style:rel-column-width="6955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E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style:font-name="Arial" fo:font-size="12pt"/>
    </style:style>
    <style:style style:name="P2" style:family="paragraph" style:parent-style-name="Text_20_body">
      <style:text-properties style:font-name="Arial" fo:font-size="12pt" style:font-size-asian="12pt" style:font-size-complex="12pt"/>
    </style:style>
    <style:style style:name="P3" style:family="paragraph" style:parent-style-name="Text_20_body">
      <style:text-properties style:font-name="Arial" fo:font-size="10pt" style:font-size-asian="10pt" style:font-size-complex="10pt"/>
    </style:style>
    <style:style style:name="P4" style:family="paragraph" style:parent-style-name="Text_20_body">
      <style:text-properties fo:font-variant="normal" fo:text-transform="none" fo:color="#292b2c" style:font-name="Arial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text-properties fo:font-variant="normal" fo:text-transform="none" fo:color="#292b2c" style:font-name="Arial" fo:font-size="12pt" fo:font-style="normal" fo:font-weight="normal" style:font-size-asian="12pt" style:font-size-complex="12pt"/>
    </style:style>
    <style:style style:name="P6" style:family="paragraph" style:parent-style-name="Text_20_body">
      <style:text-properties fo:font-variant="normal" fo:text-transform="none" fo:color="#292b2c" style:font-name="Arial" fo:font-size="10pt" fo:letter-spacing="normal" fo:font-style="normal" fo:font-weight="normal" style:font-size-asian="10pt" style:font-size-complex="10pt"/>
    </style:style>
    <style:style style:name="P7" style:family="paragraph" style:parent-style-name="Text_20_body">
      <style:text-properties fo:font-variant="normal" fo:text-transform="none" fo:color="#292b2c" style:font-name="Arial" fo:font-size="10pt" fo:font-style="normal" fo:font-weight="normal" style:font-size-asian="10pt" style:font-size-complex="10pt"/>
    </style:style>
    <style:style style:name="P8" style:family="paragraph" style:parent-style-name="Preformatted_20_Text">
      <style:paragraph-properties fo:margin-left="0.4925in" fo:margin-right="0in" fo:text-indent="0in" style:auto-text-indent="false"/>
      <style:text-properties fo:color="#000000"/>
    </style:style>
    <style:style style:name="P9" style:family="paragraph" style:parent-style-name="Preformatted_20_Text">
      <style:paragraph-properties fo:margin-left="0.4925in" fo:margin-right="0in" fo:text-indent="0in" style:auto-text-indent="false"/>
      <style:text-properties fo:color="#000000" style:font-name="Menlo" fo:font-size="9pt" style:font-size-asian="10pt" style:font-size-complex="10pt"/>
    </style:style>
    <style:style style:name="P10" style:family="paragraph" style:parent-style-name="Preformatted_20_Text">
      <style:paragraph-properties fo:margin-left="0.4925in" fo:margin-right="0in" fo:text-indent="0in" style:auto-text-indent="false" fo:background-color="#ffffff">
        <style:background-image/>
      </style:paragraph-properties>
      <style:text-properties fo:color="#000000"/>
    </style:style>
    <style:style style:name="P11" style:family="paragraph" style:parent-style-name="Preformatted_20_Text">
      <style:paragraph-properties fo:margin-left="0.4925in" fo:margin-right="0in" fo:margin-top="0in" fo:margin-bottom="0.1965in" fo:text-indent="0in" style:auto-text-indent="false" fo:background-color="#ffffff">
        <style:background-image/>
      </style:paragraph-properties>
    </style:style>
    <style:style style:name="P12" style:family="paragraph" style:parent-style-name="Preformatted_20_Text">
      <style:paragraph-properties fo:margin-left="0.4925in" fo:margin-right="0in" fo:margin-top="0in" fo:margin-bottom="0.1965in" fo:text-indent="0in" style:auto-text-indent="false" fo:background-color="#ffffff">
        <style:background-image/>
      </style:paragraph-properties>
      <style:text-properties fo:color="#000000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292b2c" style:font-name="Arial" fo:font-size="10pt" fo:letter-spacing="normal" fo:font-style="normal" fo:font-weight="normal" style:font-size-asian="10pt" style:font-size-complex="10pt"/>
    </style:style>
    <style:style style:name="P14" style:family="paragraph" style:parent-style-name="Text_20_body">
      <style:paragraph-properties fo:margin-left="0.4925in" fo:margin-right="0in" fo:text-indent="0in" style:auto-text-indent="false"/>
      <style:text-properties style:font-name="Arial"/>
    </style:style>
    <style:style style:name="P15" style:family="paragraph" style:parent-style-name="Standard">
      <style:text-properties style:font-name="Arial"/>
    </style:style>
    <style:style style:name="P16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Arial" fo:font-size="10pt" style:font-size-asian="10pt" style:font-size-complex="10pt"/>
    </style:style>
    <style:style style:name="P18" style:family="paragraph" style:parent-style-name="Standard">
      <style:text-properties style:font-name="Arial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text-properties style:font-name="Arial" fo:font-size="12pt" style:font-size-asian="12pt" style:font-size-complex="12pt"/>
    </style:style>
    <style:style style:name="P20" style:family="paragraph" style:parent-style-name="Table_20_Contents">
      <style:text-properties style:font-name="Arial" fo:font-size="10pt" style:font-size-asian="10pt" style:font-size-complex="10pt"/>
    </style:style>
    <style:style style:name="P21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fo:font-variant="normal" fo:text-transform="none" fo:color="#032f62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23" style:family="paragraph" style:parent-style-name="Preformatted_20_Text">
      <style:text-properties style:font-name="Menlo" fo:font-size="12pt" style:font-size-asian="12pt" style:font-size-complex="12pt"/>
    </style:style>
    <style:style style:name="P24" style:family="paragraph" style:parent-style-name="Preformatted_20_Text">
      <style:text-properties fo:color="#000000"/>
    </style:style>
    <style:style style:name="P25" style:family="paragraph" style:parent-style-name="Preformatted_20_Text">
      <style:text-properties fo:color="#000000" style:font-name="Menlo" fo:font-size="9pt" style:font-size-asian="10pt" style:font-size-complex="10pt"/>
    </style:style>
    <style:style style:name="P26" style:family="paragraph" style:parent-style-name="Preformatted_20_Text">
      <style:text-properties fo:color="#000000" style:font-name="Menlo" fo:font-size="9pt" style:font-size-asian="12pt" style:font-size-complex="12pt"/>
    </style:style>
    <style:style style:name="P27" style:family="paragraph" style:parent-style-name="Preformatted_20_Text">
      <style:text-properties fo:color="#000000" style:font-name="Menlo" fo:font-size="12pt" style:font-size-asian="12pt" style:font-size-complex="12pt"/>
    </style:style>
    <style:style style:name="P28" style:family="paragraph" style:parent-style-name="Preformatted_20_Text">
      <style:text-properties style:font-name="Arial" fo:font-size="10pt" style:font-size-asian="10pt" style:font-size-complex="10pt"/>
    </style:style>
    <style:style style:name="P29" style:family="paragraph" style:parent-style-name="Preformatted_20_Text">
      <style:text-properties fo:font-variant="normal" fo:text-transform="none" fo:color="#000080" style:font-name="Menlo" fo:font-size="12pt" fo:letter-spacing="normal" fo:font-style="normal" fo:font-weight="bold" style:font-size-asian="12pt" style:font-size-complex="12pt"/>
    </style:style>
    <style:style style:name="P30" style:family="paragraph" style:parent-style-name="Preformatted_20_Text">
      <style:text-properties fo:font-variant="normal" fo:text-transform="none" fo:color="#292b2c" style:font-name="Arial" fo:font-size="12pt" fo:letter-spacing="normal" fo:font-style="normal" fo:font-weight="normal" style:font-size-asian="12pt" style:font-size-complex="12pt"/>
    </style:style>
    <style:style style:name="P31" style:family="paragraph" style:parent-style-name="Preformatted_20_Text">
      <style:text-properties fo:font-variant="normal" fo:text-transform="none" fo:color="#292b2c" style:font-name="Menlo" fo:font-size="9pt" fo:letter-spacing="normal" fo:font-style="normal" fo:font-weight="normal"/>
    </style:style>
    <style:style style:name="P32" style:family="paragraph" style:parent-style-name="Preformatted_20_Text">
      <style:text-properties fo:color="#000080" style:font-name="Menlo" fo:font-size="9pt" fo:font-weight="bold" style:font-size-asian="12pt" style:font-size-complex="12pt"/>
    </style:style>
    <style:style style:name="P33" style:family="paragraph" style:parent-style-name="Preformatted_20_Text">
      <style:paragraph-properties fo:margin-top="0in" fo:margin-bottom="0.1965in" fo:background-color="#ffffff">
        <style:background-image/>
      </style:paragraph-properties>
    </style:style>
    <style:style style:name="P34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000000"/>
    </style:style>
    <style:style style:name="P35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36" style:family="paragraph" style:parent-style-name="Heading_20_1">
      <style:paragraph-properties fo:margin-top="0.1665in" fo:margin-bottom="0.0835in" fo:keep-with-next="always"/>
      <style:text-properties fo:font-variant="normal" fo:text-transform="none" fo:color="#292b2c" style:font-name="Arial" fo:letter-spacing="normal" fo:font-style="normal" fo:font-weight="bold" style:font-name-asian="Arial Unicode MS" style:font-weight-asian="bold" style:font-name-complex="Arial Unicode MS" style:font-weight-complex="bold"/>
    </style:style>
    <style:style style:name="P3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8" style:family="paragraph" style:parent-style-name="Standard" style:list-style-name="L1"/>
    <style:style style:name="P39" style:family="paragraph" style:parent-style-name="Standard" style:list-style-name="L1">
      <style:text-properties style:font-name="Arial" fo:font-size="10pt" fo:font-weight="normal" style:font-size-asian="10pt" style:font-weight-asian="normal" style:font-size-complex="10pt" style:font-weight-complex="normal"/>
    </style:style>
    <style:style style:name="P40" style:family="paragraph" style:parent-style-name="Standard" style:list-style-name="L2">
      <style:text-properties style:font-name="Arial" fo:font-size="10pt" style:font-size-asian="10pt" style:font-size-complex="10pt"/>
    </style:style>
    <style:style style:name="P4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2" style:family="paragraph" style:parent-style-name="Preformatted_20_Text" style:list-style-name="L5">
      <style:text-properties fo:font-variant="normal" fo:text-transform="none" fo:color="#292b2c" style:font-name="Arial" fo:letter-spacing="normal" fo:font-style="normal" fo:font-weight="normal"/>
    </style:style>
    <style:style style:name="P43" style:family="paragraph" style:parent-style-name="Preformatted_20_Text">
      <style:text-properties fo:font-variant="normal" fo:text-transform="none" fo:color="#292b2c" style:font-name="Menlo" fo:font-size="9pt" fo:letter-spacing="normal" fo:font-style="normal" fo:font-weight="normal"/>
    </style:style>
    <style:style style:name="P44" style:family="paragraph" style:parent-style-name="Preformatted_20_Text" style:list-style-name="L5">
      <style:paragraph-properties fo:margin-left="0.4925in" fo:margin-right="0in" fo:text-indent="0in" style:auto-text-indent="false"/>
    </style:style>
    <style:style style:name="P45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292b2c" style:font-name="Arial" fo:font-size="10pt" fo:letter-spacing="normal" fo:font-style="normal" fo:font-weight="normal" style:font-size-asian="10pt" style:font-size-complex="10pt"/>
    </style:style>
    <style:style style:name="P46" style:family="paragraph" style:parent-style-name="Text_20_body" style:list-style-name="L3">
      <style:text-properties fo:font-variant="normal" fo:text-transform="none" fo:color="#292b2c" style:font-name="Arial" fo:font-size="10pt" fo:letter-spacing="normal" fo:font-style="normal" fo:font-weight="normal" style:font-size-asian="10pt" style:font-size-complex="10pt"/>
    </style:style>
    <style:style style:name="P47" style:family="paragraph" style:parent-style-name="Text_20_body" style:list-style-name="L4">
      <style:text-properties fo:font-variant="normal" fo:text-transform="none" fo:color="#292b2c" style:font-name="Arial" fo:font-size="10pt" fo:letter-spacing="normal" fo:font-style="normal" fo:font-weight="normal" style:font-size-asian="10pt" style:font-size-complex="10pt"/>
    </style:style>
    <style:style style:name="P48" style:family="paragraph" style:parent-style-name="Heading_20_2">
      <style:paragraph-properties fo:margin-top="0.1665in" fo:margin-bottom="0.0835in" fo:keep-with-next="always"/>
      <style:text-properties fo:font-variant="normal" fo:text-transform="none" fo:color="#292b2c" style:font-name="Arial" fo:font-size="16pt" fo:font-style="normal" fo:font-weight="normal" style:font-size-asian="16pt" style:font-weight-asian="normal" style:font-size-complex="16pt" style:font-weight-complex="normal"/>
    </style:style>
    <style:style style:name="P49" style:family="paragraph" style:parent-style-name="Heading_20_2">
      <style:paragraph-properties fo:margin-top="0.1665in" fo:margin-bottom="0.0835in" fo:keep-with-next="always"/>
      <style:text-properties fo:font-variant="normal" fo:text-transform="none" fo:color="#292b2c" style:font-name="Arial" fo:font-size="16pt" fo:letter-spacing="normal" fo:font-style="normal" fo:font-weight="normal" style:font-size-asian="16pt" style:font-weight-asian="normal" style:font-size-complex="16pt" style:font-weight-complex="normal"/>
    </style:style>
    <style:style style:name="P5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292b2c" fo:font-style="normal" fo:font-weight="normal"/>
    </style:style>
    <style:style style:name="T2" style:family="text">
      <style:text-properties fo:font-variant="normal" fo:text-transform="none" fo:color="#292b2c" fo:font-style="normal" fo:font-weight="normal" style:font-size-asian="12pt" style:font-size-complex="12pt"/>
    </style:style>
    <style:style style:name="T3" style:family="text">
      <style:text-properties fo:font-variant="normal" fo:text-transform="none" fo:color="#292b2c" fo:font-size="10pt" fo:font-style="normal" fo:font-weight="normal" style:font-size-asian="10pt" style:font-size-complex="10pt"/>
    </style:style>
    <style:style style:name="T4" style:family="text">
      <style:text-properties fo:font-variant="normal" fo:text-transform="none" fo:color="#292b2c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292b2c" fo:letter-spacing="normal" fo:font-style="normal" fo:font-weight="normal"/>
    </style:style>
    <style:style style:name="T6" style:family="text">
      <style:text-properties fo:font-variant="normal" fo:text-transform="none" fo:color="#292b2c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92b2c" style:font-name="Menlo" fo:font-size="9pt" fo:letter-spacing="normal" fo:font-style="normal" fo:font-weight="normal"/>
    </style:style>
    <style:style style:name="T8" style:family="text">
      <style:text-properties fo:font-variant="normal" fo:text-transform="none" fo:color="#292b2c" style:font-name="Menlo" fo:font-size="9pt" fo:font-style="normal" fo:font-weight="normal"/>
    </style:style>
    <style:style style:name="T9" style:family="text">
      <style:text-properties fo:font-variant="normal" fo:text-transform="none" fo:color="#292b2c" style:font-name="Menlo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292b2c" style:font-name="Arial" fo:font-size="10pt" fo:letter-spacing="normal" fo:font-style="normal" fo:font-weight="normal" style:font-size-asian="10pt" style:font-size-complex="10pt"/>
    </style:style>
    <style:style style:name="T11" style:family="text">
      <style:text-properties fo:font-variant="normal" fo:text-transform="none" fo:color="#000080" fo:letter-spacing="normal" fo:font-style="normal" fo:font-weight="bold"/>
    </style:style>
    <style:style style:name="T12" style:family="text">
      <style:text-properties fo:font-variant="normal" fo:text-transform="none" fo:color="#000080" fo:letter-spacing="normal" fo:font-style="normal" fo:font-weight="bold" style:font-size-asian="12pt" style:font-size-complex="12pt"/>
    </style:style>
    <style:style style:name="T13" style:family="text">
      <style:text-properties fo:font-variant="normal" fo:text-transform="none" fo:color="#000080" style:font-name="Menlo" fo:font-size="9pt" fo:letter-spacing="normal" fo:font-style="normal" fo:font-weight="bold"/>
    </style:style>
    <style:style style:name="T14" style:family="text">
      <style:text-properties fo:font-variant="normal" fo:text-transform="none" fo:color="#000080" style:font-name="Menlo" fo:font-size="9pt" fo:font-style="normal" fo:font-weight="bold"/>
    </style:style>
    <style:style style:name="T15" style:family="text">
      <style:text-properties fo:font-variant="normal" fo:text-transform="none" fo:color="#000080" style:font-name="Menlo" fo:letter-spacing="normal" fo:font-style="normal" fo:font-weight="bold" style:font-size-asian="12pt" style:font-size-complex="12pt"/>
    </style:style>
    <style:style style:name="T16" style:family="text">
      <style:text-properties fo:font-variant="normal" fo:text-transform="none" fo:color="#000080" style:font-name="Arial" fo:letter-spacing="normal" fo:language="zxx" fo:country="none" fo:font-style="normal" style:text-underline-style="solid" style:text-underline-width="auto" style:text-underline-color="font-color" fo:font-weight="normal" style:language-asian="zxx" style:country-asian="none" style:language-complex="zxx" style:country-complex="none"/>
    </style:style>
    <style:style style:name="T17" style:family="text">
      <style:text-properties fo:font-variant="normal" fo:text-transform="none" fo:color="#22863a" fo:letter-spacing="normal" fo:font-style="normal"/>
    </style:style>
    <style:style style:name="T18" style:family="text">
      <style:text-properties fo:font-variant="normal" fo:text-transform="none" fo:color="#24292e" fo:letter-spacing="normal" fo:font-style="normal"/>
    </style:style>
    <style:style style:name="T19" style:family="text">
      <style:text-properties fo:font-variant="normal" fo:text-transform="none" fo:color="#032f62" fo:letter-spacing="normal" fo:font-style="normal"/>
    </style:style>
    <style:style style:name="T20" style:family="text">
      <style:text-properties style:font-name="Arial"/>
    </style:style>
    <style:style style:name="T21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22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23" style:family="text">
      <style:text-properties fo:color="#000080" style:font-name="Menlo" fo:font-size="9pt"/>
    </style:style>
    <style:style style:name="T24" style:family="text">
      <style:text-properties fo:color="#000080" style:font-name="Menlo" fo:font-size="9pt" fo:font-weight="bold"/>
    </style:style>
    <style:style style:name="T25" style:family="text">
      <style:text-properties fo:color="#000080" fo:font-weight="bold"/>
    </style:style>
    <style:style style:name="T26" style:family="text">
      <style:text-properties style:font-name="Menlo" fo:font-size="9pt"/>
    </style:style>
    <style:style style:name="T27" style:family="text">
      <style:text-properties fo:color="#008000"/>
    </style:style>
    <style:style style:name="T28" style:family="text">
      <style:text-properties fo:color="#008000" style:font-name="Menlo" fo:font-size="9pt" fo:font-weight="bold"/>
    </style:style>
    <style:style style:name="T29" style:family="text">
      <style:text-properties fo:color="#008000" fo:font-weight="bold"/>
    </style:style>
    <style:style style:name="T30" style:family="text">
      <style:text-properties fo:color="#000000"/>
    </style:style>
    <style:style style:name="T31" style:family="text">
      <style:text-properties fo:color="#000000" style:font-name="Menlo" fo:font-size="9pt"/>
    </style:style>
    <style:style style:name="T32" style:family="text">
      <style:text-properties fo:color="#0000ff" style:font-name="Menlo" fo:font-size="9pt"/>
    </style:style>
    <style:style style:name="T33" style:family="text">
      <style:text-properties fo:color="#008080" style:font-name="Menlo" fo:font-size="9pt" fo:font-weight="bol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37"><text:a xlink:type="simple" xlink:href="#__RefHeading__4269_2031192486" text:style-name="Internet_20_link" text:visited-style-name="Internet_20_link">1.0 Pre-requisite<text:tab/>1</text:a></text:p>
          <text:p text:style-name="P37"><text:a xlink:type="simple" xlink:href="#__RefHeading__4271_2031192486" text:style-name="Internet_20_link" text:visited-style-name="Internet_20_link">2.0 Environment Setup<text:tab/>1</text:a></text:p>
          <text:p text:style-name="P50"><text:a xlink:type="simple" xlink:href="#__RefHeading__4379_2031192486" text:style-name="Internet_20_link" text:visited-style-name="Internet_20_link">2.1 Installing Python , Python packages and Cloudmesh<text:tab/>1</text:a></text:p>
          <text:p text:style-name="P50"><text:a xlink:type="simple" xlink:href="#__RefHeading__4381_2031192486" text:style-name="Internet_20_link" text:visited-style-name="Internet_20_link">2.4 Create cloud account and database instance on cloud environment <text:tab/>1</text:a></text:p>
          <text:p text:style-name="P50"><text:a xlink:type="simple" xlink:href="#__RefHeading__4383_2031192486" text:style-name="Internet_20_link" text:visited-style-name="Internet_20_link">2.5 Update .cloudmesh.yaml file on you local install <text:tab/>2</text:a></text:p>
          <text:p text:style-name="P37"><text:a xlink:type="simple" xlink:href="#__RefHeading__4273_2031192486" text:style-name="Internet_20_link" text:visited-style-name="Internet_20_link">3.0 Abstract Database Management API <text:tab/>2</text:a></text:p>
          <text:p text:style-name="P50"><text:a xlink:type="simple" xlink:href="#__RefHeading__4385_2031192486" text:style-name="Internet_20_link" text:visited-style-name="Internet_20_link">3.1 Overview:<text:tab/>2</text:a></text:p>
          <text:p text:style-name="P50"><text:a xlink:type="simple" xlink:href="#__RefHeading__4387_2031192486" text:style-name="Internet_20_link" text:visited-style-name="Internet_20_link">3.2 SQL and NoSQL at a glance:<text:tab/>2</text:a></text:p>
          <text:p text:style-name="P50"><text:a xlink:type="simple" xlink:href="#__RefHeading__4389_2031192486" text:style-name="Internet_20_link" text:visited-style-name="Internet_20_link">3.3 Database API specification:<text:tab/>3</text:a></text:p>
          <text:p text:style-name="P41"><text:a xlink:type="simple" xlink:href="#__RefHeading__4391_2031192486" text:style-name="Internet_20_link" text:visited-style-name="Internet_20_link">3.3.1 Operation: Database level operations <text:tab/>3</text:a></text:p>
          <text:p text:style-name="P41"><text:a xlink:type="simple" xlink:href="#__RefHeading__4393_2031192486" text:style-name="Internet_20_link" text:visited-style-name="Internet_20_link">3.3.2 Operation: Schema level operations<text:tab/>3</text:a></text:p>
          <text:p text:style-name="P41"><text:a xlink:type="simple" xlink:href="#__RefHeading__4395_2031192486" text:style-name="Internet_20_link" text:visited-style-name="Internet_20_link">3.3.3 Operation: Table level operations<text:tab/>4</text:a></text:p>
          <text:p text:style-name="P41"><text:a xlink:type="simple" xlink:href="#__RefHeading__4397_2031192486" text:style-name="Internet_20_link" text:visited-style-name="Internet_20_link">3.3.4 Operation: Table data operations<text:tab/>4</text:a></text:p>
          <text:p text:style-name="P50"><text:a xlink:type="simple" xlink:href="#__RefHeading__4399_2031192486" text:style-name="Internet_20_link" text:visited-style-name="Internet_20_link">3.4 Cloudmesh Impacted Script and Changes :<text:tab/>5</text:a></text:p>
        </text:index-body>
      </text:table-of-content>
      <text:h text:style-name="Heading_20_1" text:outline-level="1"/>
      <text:h text:style-name="Heading_20_1" text:outline-level="1"><text:bookmark-start text:name="__RefHeading__4269_2031192486"/>1.0 Pre-requisite<text:bookmark-end text:name="__RefHeading__4269_2031192486"/></text:h>
      <text:list xml:id="list911852159209559601" text:style-name="L1">
        <text:list-item>
          <text:p text:style-name="P39">Operating system(Windows, Mac, <text:s/>Unix/Linux ) </text:p>
        </text:list-item>
        <text:list-item>
          <text:p text:style-name="P39">Python 3.7 or up </text:p>
        </text:list-item>
        <text:list-item>
          <text:p text:style-name="P39">Processor : 2GHz inter core i5</text:p>
        </text:list-item>
        <text:list-item>
          <text:p text:style-name="P39">RAM: 8GB</text:p>
        </text:list-item>
        <text:list-item>
          <text:p text:style-name="P38"><text:span text:style-name="T21">Cloud Accounts for Database instance: </text:span><text:span text:style-name="T22">Azure SQL developer and AWS RDS SQL Server used in this project </text:span></text:p>
        </text:list-item>
      </text:list>
      <text:p text:style-name="P18"/>
      <text:p text:style-name="P16">This project is developed on Mac OS with 8 GB RAM and 2GHZ intel core i5 processor.</text:p>
      <text:p text:style-name="P16">Python version 3.7 and PyCharm are used. </text:p>
      <text:h text:style-name="Heading_20_1" text:outline-level="1"><text:bookmark-start text:name="__RefHeading__4271_2031192486"/>2.0 Environment Setup<text:bookmark-end text:name="__RefHeading__4271_2031192486"/></text:h>
      <text:p text:style-name="P3">Database abstraction API package includes : </text:p>
      <text:p text:style-name="P17"/>
      <text:list xml:id="list9013703054905947465" text:style-name="L2">
        <text:list-item>
          <text:p text:style-name="P40">README.md</text:p>
        </text:list-item>
        <text:list-item>
          <text:p text:style-name="P40">requirement.txt</text:p>
        </text:list-item>
        <text:list-item>
          <text:p text:style-name="P40">server.py</text:p>
        </text:list-item>
        <text:list-item>
          <text:p text:style-name="P40">database.yaml</text:p>
        </text:list-item>
        <text:list-item>
          <text:p text:style-name="P40">databse.py</text:p>
          <text:p text:style-name="P40"/>
        </text:list-item>
      </text:list>
      <text:h text:style-name="P48" text:outline-level="2"><text:bookmark-start text:name="__RefHeading__4379_2031192486"/>2.1 Installing Python , Python packages and Cloudmesh<text:bookmark-end text:name="__RefHeading__4379_2031192486"/></text:h>
      <text:p text:style-name="P2"><text:span text:style-name="T1"><text:s text:c="6"/></text:span><text:span text:style-name="T3">Refer README.md</text:span></text:p>
      <text:h text:style-name="P48" text:outline-level="2"><text:bookmark-start text:name="__RefHeading__4381_2031192486"/>2.4 Create cloud account and database instance on cloud environment <text:bookmark-end text:name="__RefHeading__4381_2031192486"/></text:h>
      <text:p text:style-name="P14"><text:span text:style-name="T3">AWS RDS <text:s/>S</text:span><text:span text:style-name="T4">QL Server Express Edition </text:span></text:p>
      <text:p text:style-name="P13">AZURE SQL Databases</text:p>
      <text:h text:style-name="P49" text:outline-level="2"><text:bookmark-start text:name="__RefHeading__4383_2031192486"/><text:soft-page-break/>2.5 Update .cloudmesh.yaml file on you local install <text:bookmark-end text:name="__RefHeading__4383_2031192486"/></text:h>
      <text:p text:style-name="P9"><text:span text:style-name="T12">database</text:span><text:span text:style-name="T6">:</text:span></text:p>
      <text:p text:style-name="P10"><text:s text:c="2"/><text:span text:style-name="T24">aws</text:span><text:span text:style-name="T26">:</text:span></text:p>
      <text:p text:style-name="P10"><text:s text:c="4"/><text:span text:style-name="T24">cm</text:span><text:span text:style-name="T26">:</text:span></text:p>
      <text:p text:style-name="P10"><text:s text:c="6"/><text:span text:style-name="T24">active</text:span><text:span text:style-name="T26">: False</text:span></text:p>
      <text:p text:style-name="P10"><text:s text:c="6"/><text:span text:style-name="T24">heading</text:span><text:span text:style-name="T26">: homedir</text:span></text:p>
      <text:p text:style-name="P10"><text:s text:c="6"/><text:span text:style-name="T24">host</text:span><text:span text:style-name="T26">: aws.com</text:span></text:p>
      <text:p text:style-name="P10"><text:s text:c="6"/><text:span text:style-name="T24">label</text:span><text:span text:style-name="T26">: home-dir</text:span></text:p>
      <text:p text:style-name="P10"><text:s text:c="6"/><text:span text:style-name="T24">kind</text:span><text:span text:style-name="T26">: awssql</text:span></text:p>
      <text:p text:style-name="P10"><text:s text:c="6"/><text:span text:style-name="T24">version</text:span><text:span text:style-name="T26">: TBD</text:span></text:p>
      <text:p text:style-name="P10"><text:s text:c="6"/><text:span text:style-name="T24">service</text:span><text:span text:style-name="T26">: database</text:span></text:p>
      <text:p text:style-name="P10"><text:s text:c="4"/><text:span text:style-name="T24">default</text:span><text:span text:style-name="T26">:</text:span></text:p>
      <text:p text:style-name="P10"><text:s text:c="6"/><text:span text:style-name="T24">directory</text:span><text:span text:style-name="T26">: TBD</text:span></text:p>
      <text:p text:style-name="P10"><text:s text:c="4"/><text:span text:style-name="T24">credentials</text:span><text:span text:style-name="T26">:</text:span></text:p>
      <text:p text:style-name="P10"><text:s text:c="6"/><text:span text:style-name="T24">server</text:span><text:span text:style-name="T26">: </text:span><text:span text:style-name="T28">'TBD.us-east-2.rds.amazonaws.com'</text:span></text:p>
      <text:p text:style-name="P10"><text:span text:style-name="T27"><text:s text:c="6"/></text:span><text:span text:style-name="T24">database</text:span><text:span text:style-name="T26">: </text:span><text:span text:style-name="T28">TBD </text:span></text:p>
      <text:p text:style-name="P10"><text:span text:style-name="T27"><text:s text:c="6"/></text:span><text:span text:style-name="T24">username</text:span><text:span text:style-name="T26">: </text:span><text:span text:style-name="T28">TBD </text:span></text:p>
      <text:p text:style-name="P10"><text:span text:style-name="T27"><text:s text:c="6"/></text:span><text:span text:style-name="T24">password</text:span><text:span text:style-name="T26">: </text:span><text:span text:style-name="T28">TBD </text:span></text:p>
      <text:p text:style-name="P10"><text:span text:style-name="T27"><text:s text:c="6"/></text:span><text:span text:style-name="T24">driver</text:span><text:span text:style-name="T26">: </text:span><text:span text:style-name="T28">'{ODBC Driver 17 for SQL Server}'</text:span></text:p>
      <text:p text:style-name="P11"><text:span text:style-name="T27"><text:s text:c="6"/></text:span><text:span text:style-name="T24">name</text:span><text:span text:style-name="T31">: TBD</text:span></text:p>
      <text:h text:style-name="P36" text:outline-level="1"><text:bookmark-start text:name="__RefHeading__4273_2031192486"/>3.0 Abstract Database Management API <text:bookmark-end text:name="__RefHeading__4273_2031192486"/></text:h>
      <text:h text:style-name="P49" text:outline-level="2"><text:bookmark-start text:name="__RefHeading__4385_2031192486"/>3.1 Overview:<text:bookmark-end text:name="__RefHeading__4385_2031192486"/></text:h>
      <text:p text:style-name="P6">Abstract Database Management projects provides ability to perform database operations as a service using Open API connexion service and reading specification from yaml file designed based on existing NIST template.</text:p>
      <text:p text:style-name="P6">database.yaml for the database abstraction project is designed keeping relational SQL databases as main focus. Relational database terminology is being used.</text:p>
      <text:p text:style-name="P6">Functions to performed database operations are <text:s/>defined in a python file.Three main components of database service are :</text:p>
      <text:list xml:id="list5147131340930052515" text:style-name="L3">
        <text:list-item>
          <text:p text:style-name="P46">server.py </text:p>
        </text:list-item>
        <text:list-item>
          <text:p text:style-name="P46">database.yaml</text:p>
        </text:list-item>
        <text:list-item>
          <text:p text:style-name="P46">database.py</text:p>
        </text:list-item>
      </text:list>
      <text:p text:style-name="P6">database.yaml for the database abstraction project is designed keeping relational SQL databases as primary focus. Relational database terminology is being used in api design.</text:p>
      <text:h text:style-name="P49" text:outline-level="2"><text:bookmark-start text:name="__RefHeading__4387_2031192486"/>3.2 SQL and NoSQL at a glance:<text:bookmark-end text:name="__RefHeading__4387_2031192486"/></text:h>
      <text:p text:style-name="P6">Key points SQL database :</text:p>
      <text:list xml:id="list1096549549748814874" text:style-name="L4">
        <text:list-item>
          <text:p text:style-name="P47">Data records are stored in a table in form of rows and columns.</text:p>
        </text:list-item>
        <text:list-item>
          <text:p text:style-name="P47">A set of tables makes up a schema</text:p>
        </text:list-item>
        <text:list-item>
          <text:p text:style-name="P47">A number of schemas create a database</text:p>
        </text:list-item>
        <text:list-item>
          <text:p text:style-name="P47">Many databases can be created on a single server</text:p>
        </text:list-item>
      </text:list>
      <text:p text:style-name="P6">SQL and NoSQL terminologies: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SQL Database</text:p>
          </table:table-cell>
          <table:table-cell table:style-name="Table2.B1" office:value-type="string">
            <text:p text:style-name="P21">NoSQL Database </text:p>
          </table:table-cell>
        </table:table-row>
        <table:table-row>
          <table:table-cell table:style-name="Table2.A2" office:value-type="string">
            <text:p text:style-name="P20">Database </text:p>
          </table:table-cell>
          <table:table-cell table:style-name="Table2.B2" office:value-type="string">
            <text:p text:style-name="P20">Database </text:p>
          </table:table-cell>
        </table:table-row>
        <text:soft-page-break/>
        <table:table-row>
          <table:table-cell table:style-name="Table2.A2" office:value-type="string">
            <text:p text:style-name="P20">Table</text:p>
          </table:table-cell>
          <table:table-cell table:style-name="Table2.B2" office:value-type="string">
            <text:p text:style-name="P20">Collection</text:p>
          </table:table-cell>
        </table:table-row>
        <table:table-row>
          <table:table-cell table:style-name="Table2.A2" office:value-type="string">
            <text:p text:style-name="P20">Row</text:p>
          </table:table-cell>
          <table:table-cell table:style-name="Table2.B2" office:value-type="string">
            <text:p text:style-name="P20">Document</text:p>
          </table:table-cell>
        </table:table-row>
        <table:table-row>
          <table:table-cell table:style-name="Table2.A2" office:value-type="string">
            <text:p text:style-name="P20">Column</text:p>
          </table:table-cell>
          <table:table-cell table:style-name="Table2.B2" office:value-type="string">
            <text:p text:style-name="P20">Field</text:p>
          </table:table-cell>
        </table:table-row>
        <table:table-row>
          <table:table-cell table:style-name="Table2.A2" office:value-type="string">
            <text:p text:style-name="P20">Schema (Statically typed)</text:p>
          </table:table-cell>
          <table:table-cell table:style-name="Table2.B2" office:value-type="string">
            <text:p text:style-name="P20">Schema (dynamic or flexible typed)</text:p>
          </table:table-cell>
        </table:table-row>
      </table:table>
      <text:p text:style-name="P6">Example SQL and NoSQL databases:</text:p>
      <text:p text:style-name="P13">SQL: SQL Server, Oracle, MySQL, PostgreSQL, Maria DB, SAP Hana, Teradata etc.</text:p>
      <text:p text:style-name="P13">NoSQL: MongoDB, CouchDB, Hbase, Cassandra DB , Oracle No SQL database etc.</text:p>
      <text:h text:style-name="P49" text:outline-level="2"><text:bookmark-start text:name="__RefHeading__4389_2031192486"/>3.3 Database API specification:<text:bookmark-end text:name="__RefHeading__4389_2031192486"/></text:h>
      <text:h text:style-name="Heading_20_3" text:outline-level="3"><text:bookmark-start text:name="__RefHeading__4391_2031192486"/>3.3.1 Operation: Database level operations <text:bookmark-end text:name="__RefHeading__4391_2031192486"/></text:h>
      <text:p text:style-name="P23"><text:span text:style-name="T11">/database</text:span><text:span text:style-name="T5">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1">Capability</text:p>
          </table:table-cell>
          <table:table-cell table:style-name="Table1.A1" office:value-type="string">
            <text:p text:style-name="P22">Spec</text:p>
          </table:table-cell>
          <table:table-cell table:style-name="Table1.A1" office:value-type="string">
            <text:p text:style-name="P21">NIST database.yaml feature </text:p>
            <text:p text:style-name="P21"><text:span text:style-name="T17">current version</text:span><text:span text:style-name="T18">: </text:span><text:span text:style-name="T19">3.2.0</text:span></text:p>
          </table:table-cell>
          <table:table-cell table:style-name="Table1.A1" office:value-type="string">
            <text:p text:style-name="P21">Project database.yaml</text:p>
          </table:table-cell>
          <table:table-cell table:style-name="Table1.E1" office:value-type="string">
            <text:p text:style-name="P21">New/ Change</text:p>
          </table:table-cell>
        </table:table-row>
        <table:table-row>
          <table:table-cell table:style-name="Table1.A2" office:value-type="string">
            <text:p text:style-name="P26">Ability to return the list of all databases available in a </text:p>
            <text:p text:style-name="P26">database instance</text:p>
          </table:table-cell>
          <table:table-cell table:style-name="Table1.A2" office:value-type="string">
            <text:p text:style-name="P20">get</text:p>
          </table:table-cell>
          <table:table-cell table:style-name="Table1.A2" office:value-type="string">
            <text:p text:style-name="P26"><text:span text:style-name="T25">operationId</text:span>: cloudmesh.database.get</text:p>
            <text:p text:style-name="P19"/>
          </table:table-cell>
          <table:table-cell table:style-name="Table1.A2" office:value-type="string">
            <text:p text:style-name="P26"><text:span text:style-name="T25">operationId</text:span>: cloudmesh.database.get</text:p>
            <text:p text:style-name="P19"/>
          </table:table-cell>
          <table:table-cell table:style-name="Table1.E2" office:value-type="string">
            <text:p text:style-name="P26">No Change</text:p>
          </table:table-cell>
        </table:table-row>
      </table:table>
      <text:p text:style-name="P4"/>
      <text:h text:style-name="Heading_20_3" text:outline-level="3"><text:bookmark-start text:name="__RefHeading__4393_2031192486"/>3.3.2 Operation: Schema level operations<text:bookmark-end text:name="__RefHeading__4393_2031192486"/></text:h>
      <text:p text:style-name="P27"><text:span text:style-name="T11">/database/{name}/schema</text:span><text:span text:style-name="T5">:</text:span></text:p>
      <text:p text:style-name="P4">Possible bug in defining operation ID get.schema , put.schema, delete</text:p>
      <text:p text:style-name="P29">/database/{dbname}/schema/{schname}:</text:p>
      <text:p text:style-name="P30">Schema name parameter is <text:s/>introduced to give user and option to query on specific schema by passing the name as path parameter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1">Capability</text:p>
          </table:table-cell>
          <table:table-cell table:style-name="Table3.A1" office:value-type="string">
            <text:p text:style-name="P22">Spec</text:p>
          </table:table-cell>
          <table:table-cell table:style-name="Table3.A1" office:value-type="string">
            <text:p text:style-name="P21">NIST database.yaml feature </text:p>
            <text:p text:style-name="P21"><text:span text:style-name="T17">current version</text:span><text:span text:style-name="T18">: </text:span><text:span text:style-name="T19">3.2.0</text:span></text:p>
          </table:table-cell>
          <table:table-cell table:style-name="Table3.A1" office:value-type="string">
            <text:p text:style-name="P21">Project database.yaml update/ change</text:p>
          </table:table-cell>
          <table:table-cell table:style-name="Table3.E1" office:value-type="string">
            <text:p text:style-name="P21">New/ Change</text:p>
          </table:table-cell>
        </table:table-row>
        <table:table-row>
          <table:table-cell table:style-name="Table3.A2" office:value-type="string">
            <text:p text:style-name="P26">Ability to return the list of all schemas <text:s/>available in a </text:p>
            <text:p text:style-name="P26">database </text:p>
          </table:table-cell>
          <table:table-cell table:style-name="Table3.A2" office:value-type="string">
            <text:p text:style-name="P20">get</text:p>
          </table:table-cell>
          <table:table-cell table:style-name="Table3.A2" office:value-type="string">
            <text:p text:style-name="P26"><text:span text:style-name="T25">/database/{name}/schema</text:span>:</text:p>
            <text:p text:style-name="P26"><text:s/></text:p>
            <text:p text:style-name="P26"><text:span text:style-name="T25">operationId</text:span>: <text:span text:style-name="T29">"cloudmesh.database.get.schema"</text:span></text:p>
            <text:p text:style-name="P26"/>
          </table:table-cell>
          <table:table-cell table:style-name="Table3.A2" office:value-type="string">
            <text:p text:style-name="P32">/database/{name}/schema{name}:</text:p>
            <text:p text:style-name="P32"/>
            <text:p text:style-name="P26"><text:span text:style-name="T25">operationId</text:span>: <text:span text:style-name="T29">"cloudmesh.database.get_schema"</text:span></text:p>
            <text:p text:style-name="P26"><text:span text:style-name="T25">parameters</text:span>:</text:p>
            <text:p text:style-name="P26">- <text:span text:style-name="T25">name</text:span>: schname</text:p>
            <text:p text:style-name="P35"><text:s text:c="2"/><text:span text:style-name="T24">description</text:span><text:span text:style-name="T26">: Name of the <text:s text:c="2"/>schema</text:span></text:p>
            <text:p text:style-name="P35"><text:s text:c="2"/><text:span text:style-name="T24">in</text:span><text:span text:style-name="T26">: path</text:span></text:p>
            <text:p text:style-name="P35"><text:s text:c="2"/><text:span text:style-name="T24">required</text:span><text:span text:style-name="T26">: false</text:span></text:p>
            <text:p text:style-name="P35"><text:s text:c="2"/><text:span text:style-name="T24">schema</text:span><text:span text:style-name="T26">:</text:span></text:p>
            <text:p text:style-name="P33"><text:span text:style-name="T30"><text:s text:c="4"/></text:span><text:span text:style-name="T24">type</text:span><text:span text:style-name="T31">: string</text:span></text:p>
          </table:table-cell>
          <table:table-cell table:style-name="Table3.E2" office:value-type="string">
            <text:p text:style-name="P26">Change</text:p>
            <text:p text:style-name="P26"/>
            <text:p text:style-name="P26">in :path parameter added to allow <text:s/>schema name</text:p>
          </table:table-cell>
        </table:table-row>
        <table:table-row>
          <table:table-cell table:style-name="Table3.A2" office:value-type="string">
            <text:p text:style-name="P26">Ability to <text:soft-page-break/>create a schemas in a </text:p>
            <text:p text:style-name="P26">database</text:p>
          </table:table-cell>
          <table:table-cell table:style-name="Table3.A2" office:value-type="string">
            <text:p text:style-name="P20">put</text:p>
          </table:table-cell>
          <table:table-cell table:style-name="Table3.A2" office:value-type="string">
            <text:p text:style-name="P26"><text:span text:style-name="T25">operationId</text:span>: <text:soft-page-break/><text:span text:style-name="T29">"cloudmesh.database.put.schema"</text:span></text:p>
            <text:p text:style-name="P26"/>
          </table:table-cell>
          <table:table-cell table:style-name="Table3.A2" office:value-type="string">
            <text:p text:style-name="P26"><text:span text:style-name="T25">operationId</text:span>: <text:soft-page-break/><text:span text:style-name="T29">"cloudmesh.database.put_schema"</text:span></text:p>
            <text:p text:style-name="P26"><text:span text:style-name="T25">parameters</text:span><text:span text:style-name="T29">:</text:span></text:p>
            <text:p text:style-name="P26">- <text:span text:style-name="T25">name</text:span>: schname</text:p>
            <text:p text:style-name="P35"><text:s text:c="2"/><text:span text:style-name="T24">description</text:span><text:span text:style-name="T26">: Name of the schema</text:span></text:p>
            <text:p text:style-name="P35"><text:s text:c="2"/><text:span text:style-name="T24">in</text:span><text:span text:style-name="T26">: path</text:span></text:p>
            <text:p text:style-name="P35"><text:s text:c="2"/><text:span text:style-name="T24">required</text:span><text:span text:style-name="T26">: true</text:span></text:p>
            <text:p text:style-name="P35"><text:s text:c="2"/><text:span text:style-name="T24">schema</text:span><text:span text:style-name="T26">:</text:span></text:p>
            <text:p text:style-name="P34"><text:s text:c="4"/><text:span text:style-name="T24">type</text:span><text:span text:style-name="T26">: string</text:span></text:p>
            <text:p text:style-name="P26"/>
          </table:table-cell>
          <table:table-cell table:style-name="Table3.E2" office:value-type="string">
            <text:p text:style-name="P26">Change</text:p>
            <text:p text:style-name="P26"><text:soft-page-break/></text:p>
            <text:p text:style-name="P26">in :path parameter added to allow <text:s/>schema name</text:p>
          </table:table-cell>
        </table:table-row>
        <table:table-row>
          <table:table-cell table:style-name="Table3.A2" office:value-type="string">
            <text:p text:style-name="P26">Ability to delete a schemas in a </text:p>
            <text:p text:style-name="P26">database</text:p>
          </table:table-cell>
          <table:table-cell table:style-name="Table3.A2" office:value-type="string">
            <text:p text:style-name="P20">delete</text:p>
          </table:table-cell>
          <table:table-cell table:style-name="Table3.A2" office:value-type="string">
            <text:p text:style-name="P26"><text:span text:style-name="T25">operationId</text:span>: cloudmesh.database.delete</text:p>
            <text:p text:style-name="P26"/>
          </table:table-cell>
          <table:table-cell table:style-name="Table3.A2" office:value-type="string">
            <text:p text:style-name="P26"><text:span text:style-name="T25">operationId</text:span>: cloudmesh.database.delete_schema</text:p>
            <text:p text:style-name="P26"><text:span text:style-name="T25">parameters</text:span><text:span text:style-name="T29">:</text:span></text:p>
            <text:p text:style-name="P26">- <text:span text:style-name="T25">name</text:span>: schname</text:p>
            <text:p text:style-name="P35"><text:s text:c="2"/><text:span text:style-name="T24">description</text:span><text:span text:style-name="T26">: Name of the schema</text:span></text:p>
            <text:p text:style-name="P35"><text:s text:c="2"/><text:span text:style-name="T24">in</text:span><text:span text:style-name="T26">: path</text:span></text:p>
            <text:p text:style-name="P35"><text:s text:c="2"/><text:span text:style-name="T24">required</text:span><text:span text:style-name="T26">: true</text:span></text:p>
            <text:p text:style-name="P35"><text:s text:c="2"/><text:span text:style-name="T24">schema</text:span><text:span text:style-name="T26">:</text:span></text:p>
            <text:p text:style-name="P34"><text:s text:c="4"/><text:span text:style-name="T24">type</text:span><text:span text:style-name="T26">: string</text:span></text:p>
            <text:p text:style-name="P26"/>
          </table:table-cell>
          <table:table-cell table:style-name="Table3.E2" office:value-type="string">
            <text:p text:style-name="P26">Change</text:p>
            <text:p text:style-name="P26"/>
            <text:p text:style-name="P26">in :path parameter added to allow <text:s/>schema name</text:p>
          </table:table-cell>
        </table:table-row>
      </table:table>
      <text:p text:style-name="P4"/>
      <text:h text:style-name="Heading_20_3" text:outline-level="3"><text:bookmark-start text:name="__RefHeading__4395_2031192486"/>3.3.3 Operation: Table level operations<text:bookmark-end text:name="__RefHeading__4395_2031192486"/></text:h>
      <text:p text:style-name="P1"><text:span text:style-name="T15">/database/{dbname}/schema/{schname}/table/{tblname}</text:span><text:span text:style-name="T9">:</text:span></text:p>
      <text:p text:style-name="P4">This is introduced to do table level operations like adding a table , removing a table and getting a table list or table name validation of exists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1">Capability</text:p>
          </table:table-cell>
          <table:table-cell table:style-name="Table4.A1" office:value-type="string">
            <text:p text:style-name="P22">Spec</text:p>
          </table:table-cell>
          <table:table-cell table:style-name="Table4.A1" office:value-type="string">
            <text:p text:style-name="P21">NIST database.yaml feature </text:p>
            <text:p text:style-name="P21"><text:span text:style-name="T17">current version</text:span><text:span text:style-name="T18">: </text:span><text:span text:style-name="T19">3.2.0</text:span></text:p>
          </table:table-cell>
          <table:table-cell table:style-name="Table4.A1" office:value-type="string">
            <text:p text:style-name="P21">Project database.yaml update/ change</text:p>
          </table:table-cell>
          <table:table-cell table:style-name="Table4.E1" office:value-type="string">
            <text:p text:style-name="P21">New/ Change</text:p>
          </table:table-cell>
        </table:table-row>
        <table:table-row>
          <table:table-cell table:style-name="Table4.A2" office:value-type="string">
            <text:p text:style-name="P26">Ability to return the list of all tables available in a </text:p>
            <text:p text:style-name="P26">database schema</text:p>
          </table:table-cell>
          <table:table-cell table:style-name="Table4.A2" office:value-type="string">
            <text:p text:style-name="P20">get</text:p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6"><text:span text:style-name="T25">operationId</text:span>: <text:span text:style-name="T29">"cloudmesh.database.get_table"</text:span></text:p>
            <text:p text:style-name="P19"/>
          </table:table-cell>
          <table:table-cell table:style-name="Table4.E2" office:value-type="string">
            <text:p text:style-name="P26">New</text:p>
          </table:table-cell>
        </table:table-row>
        <table:table-row>
          <table:table-cell table:style-name="Table4.A2" office:value-type="string">
            <text:p text:style-name="P26">Ability to create a table in a database <text:s/>schemas </text:p>
          </table:table-cell>
          <table:table-cell table:style-name="Table4.A2" office:value-type="string">
            <text:p text:style-name="P20">put</text:p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6"><text:span text:style-name="T25">operationId</text:span>: <text:span text:style-name="T29">"cloudmesh.database.put_table"</text:span></text:p>
            <text:p text:style-name="P26"/>
          </table:table-cell>
          <table:table-cell table:style-name="Table4.E2" office:value-type="string">
            <text:p text:style-name="P26">New</text:p>
          </table:table-cell>
        </table:table-row>
        <table:table-row>
          <table:table-cell table:style-name="Table4.A2" office:value-type="string">
            <text:p text:style-name="P26">Ability to delete a table in a database <text:s/></text:p>
          </table:table-cell>
          <table:table-cell table:style-name="Table4.A2" office:value-type="string">
            <text:p text:style-name="P20">delete</text:p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6"><text:span text:style-name="T25">operationId</text:span>: <text:span text:style-name="T29">"cloudmesh.database.delete_table"</text:span></text:p>
            <text:p text:style-name="P26"/>
          </table:table-cell>
          <table:table-cell table:style-name="Table4.E2" office:value-type="string">
            <text:p text:style-name="P26">New</text:p>
          </table:table-cell>
        </table:table-row>
      </table:table>
      <text:p text:style-name="P4"/>
      <text:h text:style-name="Heading_20_3" text:outline-level="3"><text:bookmark-start text:name="__RefHeading__4397_2031192486"/>3.3.4 Operation: Table data operations<text:bookmark-end text:name="__RefHeading__4397_2031192486"/></text:h>
      <text:p text:style-name="P27"><text:span text:style-name="T11">/database/{name}</text:span><text:span text:style-name="T5">:</text:span></text:p>
      <text:p text:style-name="P4"><text:soft-page-break/>There is a possible bug in defining operation ID as data.get , data.put and data.delete</text:p>
      <text:p text:style-name="P4">Specification does not specify from which collection/ table data to be pulled or add or delete </text:p>
      <text:p text:style-name="P1"><text:span text:style-name="T15">/database{dbname}/schema/{schname}/data{tblname}</text:span><text:span text:style-name="T9">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21">Capability</text:p>
          </table:table-cell>
          <table:table-cell table:style-name="Table5.A1" office:value-type="string">
            <text:p text:style-name="P22">Spec</text:p>
          </table:table-cell>
          <table:table-cell table:style-name="Table5.A1" office:value-type="string">
            <text:p text:style-name="P21">NIST database.yaml feature </text:p>
            <text:p text:style-name="P21"><text:span text:style-name="T17">current version</text:span><text:span text:style-name="T18">: </text:span><text:span text:style-name="T19">3.2.0</text:span></text:p>
          </table:table-cell>
          <table:table-cell table:style-name="Table5.A1" office:value-type="string">
            <text:p text:style-name="P21">Project database.yaml update/ change</text:p>
          </table:table-cell>
          <table:table-cell table:style-name="Table5.E1" office:value-type="string">
            <text:p text:style-name="P21">New/ Change</text:p>
          </table:table-cell>
        </table:table-row>
        <table:table-row>
          <table:table-cell table:style-name="Table5.A2" office:value-type="string">
            <text:p text:style-name="P26">Ability to return the list of all tables available in a </text:p>
            <text:p text:style-name="P26">database schema</text:p>
          </table:table-cell>
          <table:table-cell table:style-name="Table5.A2" office:value-type="string">
            <text:p text:style-name="P20">get</text:p>
          </table:table-cell>
          <table:table-cell table:style-name="Table5.A2" office:value-type="string">
            <text:p text:style-name="P25"><text:span text:style-name="T25">operationId</text:span>: <text:span text:style-name="T29">"cloudmesh.database.data.get"</text:span></text:p>
            <text:p text:style-name="P28"/>
          </table:table-cell>
          <table:table-cell table:style-name="Table5.A2" office:value-type="string">
            <text:p text:style-name="P26"><text:span text:style-name="T25">operationId</text:span>: <text:span text:style-name="T29">"cloudmesh.database.data_get"</text:span></text:p>
            <text:p text:style-name="P26"/>
            <text:p text:style-name="P19"/>
          </table:table-cell>
          <table:table-cell table:style-name="Table5.E2" office:value-type="string">
            <text:p text:style-name="P26">Change</text:p>
            <text:p text:style-name="P26">&amp;</text:p>
            <text:p text:style-name="P26">New functionality added</text:p>
          </table:table-cell>
        </table:table-row>
        <table:table-row>
          <table:table-cell table:style-name="Table5.A2" office:value-type="string">
            <text:p text:style-name="P26">Ability to create a table in a database <text:s/>schemas </text:p>
          </table:table-cell>
          <table:table-cell table:style-name="Table5.A2" office:value-type="string">
            <text:p text:style-name="P20">put</text:p>
          </table:table-cell>
          <table:table-cell table:style-name="Table5.A2" office:value-type="string">
            <text:p text:style-name="P25"><text:span text:style-name="T25">operationId</text:span>: <text:span text:style-name="T29">"cloudmesh.database.data.put"</text:span></text:p>
            <text:p text:style-name="P28"/>
          </table:table-cell>
          <table:table-cell table:style-name="Table5.A2" office:value-type="string">
            <text:p text:style-name="P26"><text:span text:style-name="T25">operationId</text:span>: <text:span text:style-name="T29">"cloudmesh.database.data_put"</text:span></text:p>
            <text:p text:style-name="P26"/>
          </table:table-cell>
          <table:table-cell table:style-name="Table5.E2" office:value-type="string">
            <text:p text:style-name="P26"/>
          </table:table-cell>
        </table:table-row>
        <table:table-row>
          <table:table-cell table:style-name="Table5.A2" office:value-type="string">
            <text:p text:style-name="P26">Ability to delete a table in a database <text:s/></text:p>
          </table:table-cell>
          <table:table-cell table:style-name="Table5.A2" office:value-type="string">
            <text:p text:style-name="P20">delete</text:p>
          </table:table-cell>
          <table:table-cell table:style-name="Table5.A2" office:value-type="string">
            <text:p text:style-name="P25"><text:span text:style-name="T25">operationId</text:span>: <text:span text:style-name="T29">"cloudmesh.database.data.delete"</text:span></text:p>
            <text:p text:style-name="P28"/>
          </table:table-cell>
          <table:table-cell table:style-name="Table5.A2" office:value-type="string">
            <text:p text:style-name="P26"><text:span text:style-name="T25">operationId</text:span>: <text:span text:style-name="T29">"cloudmesh.database.data_delete"</text:span></text:p>
            <text:p text:style-name="P26"/>
          </table:table-cell>
          <table:table-cell table:style-name="Table5.E2" office:value-type="string">
            <text:p text:style-name="P26"/>
          </table:table-cell>
        </table:table-row>
      </table:table>
      <text:p text:style-name="P4"/>
      <text:h text:style-name="P49" text:outline-level="2"><text:bookmark-start text:name="__RefHeading__4399_2031192486"/>3.4 Cloudmesh Impacted Script and Changes :<text:bookmark-end text:name="__RefHeading__4399_2031192486"/></text:h>
      <text:p text:style-name="P6">Following scripts in cloudmesh config are updated as part of this projection</text:p>
      <text:list xml:id="list5993039632866696540" text:style-name="L5">
        <text:list-item>
          <text:p text:style-name="P42">cloudmesh.yaml</text:p>
          <text:p text:style-name="P42"/>
          <text:p text:style-name="P44"><text:a xlink:type="simple" xlink:href="https://github.com/cloudmesh/cloudmesh-configuration/commits/master/cloudmesh/configuration/etc/cloudmesh.yaml" text:style-name="Internet_20_link" text:visited-style-name="Visited_20_Internet_20_Link"><text:span text:style-name="T16">https://github.com/cloudmesh/cloudmesh-configuration/commits/master/cloudmesh/configuration/etc/cloudmesh.yaml</text:span></text:a></text:p>
        </text:list-item>
      </text:list>
      <text:p text:style-name="P4"><text:tab/></text:p>
      <text:p text:style-name="P6"><text:tab/>Database <text:s/>section <text:s/>added :</text:p>
      <text:p text:style-name="P24"><text:span text:style-name="T7"><text:tab/></text:span><text:span text:style-name="T13">database</text:span><text:span text:style-name="T7">:</text:span></text:p>
      <text:p text:style-name="P10"><text:s text:c="2"/><text:span text:style-name="T24">aws</text:span><text:span text:style-name="T26">:</text:span></text:p>
      <text:p text:style-name="P10"><text:s text:c="4"/><text:span text:style-name="T24">cm</text:span><text:span text:style-name="T26">:</text:span></text:p>
      <text:p text:style-name="P10"><text:s text:c="6"/><text:span text:style-name="T24">active</text:span><text:span text:style-name="T26">: false</text:span></text:p>
      <text:p text:style-name="P10"><text:s text:c="6"/><text:span text:style-name="T24">heading</text:span><text:span text:style-name="T26">: homedir</text:span></text:p>
      <text:p text:style-name="P10"><text:s text:c="6"/><text:span text:style-name="T24">host</text:span><text:span text:style-name="T26">: aws.com</text:span></text:p>
      <text:p text:style-name="P10"><text:s text:c="6"/><text:span text:style-name="T24">label</text:span><text:span text:style-name="T26">: home-dir</text:span></text:p>
      <text:p text:style-name="P10"><text:s text:c="6"/><text:span text:style-name="T24">kind</text:span><text:span text:style-name="T26">: awssql</text:span></text:p>
      <text:p text:style-name="P10"><text:s text:c="6"/><text:span text:style-name="T24">version</text:span><text:span text:style-name="T26">: TBD</text:span></text:p>
      <text:p text:style-name="P10"><text:s text:c="6"/><text:span text:style-name="T24">service</text:span><text:span text:style-name="T26">: database</text:span></text:p>
      <text:p text:style-name="P10"><text:s text:c="4"/><text:span text:style-name="T24">default</text:span><text:span text:style-name="T26">:</text:span></text:p>
      <text:p text:style-name="P10"><text:s text:c="6"/><text:span text:style-name="T24">directory</text:span><text:span text:style-name="T26">: TBD</text:span></text:p>
      <text:p text:style-name="P10"><text:s text:c="4"/><text:span text:style-name="T24">credentials</text:span><text:span text:style-name="T26">:</text:span></text:p>
      <text:p text:style-name="P10"><text:s text:c="6"/><text:span text:style-name="T24">server</text:span><text:span text:style-name="T26">: TBD.us-east-2.rds.amazonaws.com</text:span></text:p>
      <text:p text:style-name="P10"><text:s text:c="6"/><text:span text:style-name="T24">database</text:span><text:span text:style-name="T26">: TBD</text:span></text:p>
      <text:p text:style-name="P10"><text:s text:c="6"/><text:span text:style-name="T24">username</text:span><text:span text:style-name="T26">: TBD</text:span></text:p>
      <text:p text:style-name="P10"><text:s text:c="6"/><text:span text:style-name="T24">password</text:span><text:span text:style-name="T26">: TBD</text:span></text:p>
      <text:p text:style-name="P10"><text:s text:c="6"/><text:span text:style-name="T24">driver</text:span><text:span text:style-name="T26">: </text:span><text:span text:style-name="T28">'{ODBC Driver 17 for SQL Server}'</text:span></text:p>
      <text:p text:style-name="P12"><text:span text:style-name="T27"><text:s text:c="6"/></text:span><text:span text:style-name="T24">name</text:span><text:span text:style-name="T26">: TBD</text:span></text:p>
      <text:p text:style-name="P31"><text:s text:c="3"/></text:p>
      <text:p text:style-name="P31"/>
      <text:p text:style-name="P24"><text:soft-page-break/><text:span text:style-name="T7"><text:tab/>2</text:span><text:span text:style-name="T10">. Config.py</text:span></text:p>
      <text:p text:style-name="P31"/>
      <text:p text:style-name="P8"><text:a xlink:type="simple" xlink:href="https://github.com/cloudmesh/cloudmesh-configuration/blob/master/cloudmesh/configuration/Config.py" text:style-name="Internet_20_link" text:visited-style-name="Visited_20_Internet_20_Link"><text:span text:style-name="T20">https://github.com/cloudmesh/cloudmesh-configuration/blob/master/cloudmesh/configuration/Config.py</text:span></text:a><text:span text:style-name="T10"> </text:span></text:p>
      <text:p text:style-name="P4"><text:s/><text:tab/></text:p>
      <text:p text:style-name="P2"><text:span text:style-name="T5"><text:tab/></text:span><text:span text:style-name="T4">Update in following section</text:span></text:p>
      <text:p text:style-name="P1"><text:span text:style-name="T2"><text:tab/></text:span><text:span text:style-name="T14">for </text:span><text:span text:style-name="T8">variable </text:span><text:span text:style-name="T14">in </text:span><text:span text:style-name="T8">variables:</text:span></text:p>
      <text:p text:style-name="P35"><text:s text:c="4"/><text:span text:style-name="T26">text = variable</text:span></text:p>
      <text:p text:style-name="P35"><text:s text:c="4"/><text:span text:style-name="T26">variable = variable[</text:span><text:span text:style-name="T32">1</text:span><text:span text:style-name="T26">:-</text:span><text:span text:style-name="T32">1</text:span><text:span text:style-name="T26">]</text:span></text:p>
      <text:p text:style-name="P35"><text:s text:c="4"/><text:span text:style-name="T24">try</text:span><text:span text:style-name="T26">:</text:span></text:p>
      <text:p text:style-name="P35"><text:s text:c="8"/><text:span text:style-name="T26">value = </text:span><text:span text:style-name="T23">eval</text:span><text:span text:style-name="T26">(</text:span><text:span text:style-name="T33">"m.{variable}"</text:span><text:span text:style-name="T26">.format(**</text:span><text:span text:style-name="T23">locals</text:span><text:span text:style-name="T26">()))</text:span></text:p>
      <text:p text:style-name="P35"><text:s text:c="8"/><text:span text:style-name="T24">if </text:span><text:span text:style-name="T33">"{" </text:span><text:span text:style-name="T24">not in </text:span><text:span text:style-name="T26">value:</text:span></text:p>
      <text:p text:style-name="P35"><text:s text:c="12"/><text:span text:style-name="T26">spec = spec.replace(text, value)</text:span></text:p>
      <text:p text:style-name="P35"><text:s text:c="4"/><text:span text:style-name="T24">except</text:span><text:span text:style-name="T26">:</text:span></text:p>
      <text:p text:style-name="P34"><text:s text:c="8"/><text:span text:style-name="T26">value = variable</text:span></text:p>
      <text:p text:style-name="P5"/>
      <text:p text:style-name="P7"/>
      <text:p text:style-name="P5"/>
      <text:p text:style-name="P1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enlo" svg:font-family="Menlo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sha Upadhyay</meta:initial-creator>
    <meta:creation-date>2019-11-28T12:59:44</meta:creation-date>
    <dc:date>2019-11-30T12:46:04</dc:date>
    <dc:creator>Harsha Upadhyay</dc:creator>
    <meta:editing-duration>P1DT20H31M49S</meta:editing-duration>
    <meta:editing-cycles>15</meta:editing-cycles>
    <meta:generator>OpenOffice/4.1.6$Unix OpenOffice.org_project/416m1$Build-9790</meta:generator>
    <meta:document-statistic meta:table-count="5" meta:image-count="0" meta:object-count="0" meta:page-count="6" meta:paragraph-count="245" meta:word-count="968" meta:character-count="7282"/>
  </office:meta>
</office:document-meta>
</file>